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Palatino Linotype3" svg:font-family="'Palatino Linotype'" style:font-family-generic="roman" style:font-pitch="variable"/>
    <style:font-face style:name="Palatino Linotype1" svg:font-family="'Palatino Linotype'" style:font-adornments="Gras" style:font-family-generic="roman" style:font-pitch="variable"/>
    <style:font-face style:name="Palatino Linotype2" svg:font-family="'Palatino Linotype'" style:font-adornments="Italique"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eeeeee" fo:padding="0.097cm" fo:border-left="0.25pt solid #ff8840" fo:border-right="none" fo:border-top="0.25pt solid #ff8840" fo:border-bottom="0.25pt solid #ff8840">
        <style:background-image/>
      </style:table-cell-properties>
    </style:style>
    <style:style style:name="Tableau1.C1" style:family="table-cell">
      <style:table-cell-properties fo:background-color="#eeeeee" fo:padding="0.097cm" fo:border="0.25pt solid #ff8840">
        <style:background-image/>
      </style:table-cell-properties>
    </style:style>
    <style:style style:name="Tableau1.A2" style:family="table-cell">
      <style:table-cell-properties fo:padding="0.097cm" fo:border-left="0.25pt solid #ff8840" fo:border-right="none" fo:border-top="none" fo:border-bottom="0.25pt solid #ff8840"/>
    </style:style>
    <style:style style:name="Tableau1.B2" style:family="table-cell">
      <style:table-cell-properties fo:padding="0.097cm" fo:border-left="0.25pt solid #ff8840" fo:border-right="none" fo:border-top="none" fo:border-bottom="0.25pt solid #ff8840"/>
    </style:style>
    <style:style style:name="Tableau1.C2" style:family="table-cell">
      <style:table-cell-properties fo:padding="0.097cm" fo:border-left="0.25pt solid #ff8840" fo:border-right="0.25pt solid #ff8840" fo:border-top="none" fo:border-bottom="0.25pt solid #ff8840"/>
    </style:style>
    <style:style style:name="P1" style:family="paragraph" style:parent-style-name="Standard">
      <style:text-properties officeooo:rsid="001ec692" officeooo:paragraph-rsid="001ec692"/>
    </style:style>
    <style:style style:name="P2" style:family="paragraph" style:parent-style-name="Standard">
      <style:paragraph-properties fo:text-align="center" style:justify-single-word="false"/>
      <style:text-properties officeooo:rsid="001ec692" officeooo:paragraph-rsid="001ec692"/>
    </style:style>
    <style:style style:name="P3" style:family="paragraph" style:parent-style-name="Standard">
      <style:paragraph-properties fo:text-align="start" style:justify-single-word="false"/>
      <style:text-properties officeooo:rsid="001ec692" officeooo:paragraph-rsid="001ec692"/>
    </style:style>
    <style:style style:name="P4" style:family="paragraph" style:parent-style-name="Standard">
      <style:text-properties fo:color="#00b8ff"/>
    </style:style>
    <style:style style:name="P5" style:family="paragraph" style:parent-style-name="Standard">
      <style:paragraph-properties fo:text-align="center" style:justify-single-word="false"/>
      <style:text-properties fo:color="#222d5a" style:font-name="Palatino Linotype3" fo:font-size="37pt" officeooo:rsid="003eb39c" officeooo:paragraph-rsid="005503f7" style:font-size-asian="37pt" style:font-size-complex="37pt"/>
    </style:style>
    <style:style style:name="P6" style:family="paragraph" style:parent-style-name="Standard">
      <style:paragraph-properties fo:text-align="center" style:justify-single-word="false"/>
      <style:text-properties fo:color="#ff8840" style:font-name="Palatino Linotype3" fo:font-size="28pt" officeooo:rsid="003eb39c" officeooo:paragraph-rsid="005503f7" style:font-size-asian="28pt" style:font-size-complex="28pt"/>
    </style:style>
    <style:style style:name="P7" style:family="paragraph" style:parent-style-name="Table_20_Contents">
      <style:text-properties fo:color="#666666" style:font-name="Palatino Linotype3" fo:font-size="10pt" fo:font-weight="normal" officeooo:rsid="001ec692" officeooo:paragraph-rsid="001ec692" style:font-size-asian="10pt" style:font-weight-asian="normal" style:font-size-complex="10pt" style:font-weight-complex="normal"/>
    </style:style>
    <style:style style:name="P8" style:family="paragraph" style:parent-style-name="Table_20_Contents">
      <style:text-properties fo:color="#666666" style:font-name="Palatino Linotype3" fo:font-size="10pt" officeooo:rsid="003eb39c" officeooo:paragraph-rsid="003eb39c" style:font-size-asian="10pt" style:font-size-complex="10pt"/>
    </style:style>
    <style:style style:name="P9" style:family="paragraph" style:parent-style-name="Standard">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00b8ff" style:font-name="Palatino Linotype3" fo:font-size="10pt" fo:language="en" fo:country="US" fo:font-style="italic" fo:font-weight="normal" officeooo:rsid="001731b7" officeooo:paragraph-rsid="002cb7ae" style:font-size-asian="10pt" style:font-style-asian="italic" style:font-weight-asian="normal" style:font-size-complex="10pt" style:font-style-complex="italic" style:font-weight-complex="normal"/>
    </style:style>
    <style:style style:name="P10"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officeooo:rsid="00209fb0" officeooo:paragraph-rsid="0028ea17"/>
    </style:style>
    <style:style style:name="P11" style:family="paragraph" style:parent-style-name="Heading_20_1" style:master-page-name="">
      <loext:graphic-properties draw:fill="none"/>
      <style:paragraph-properties fo:margin-left="0.499cm" fo:margin-right="0cm" fo:margin-top="0.423cm" fo:margin-bottom="0.212cm" loext:contextual-spacing="false" fo:text-indent="0cm" style:auto-text-indent="false" style:page-number="auto" fo:break-before="page" fo:background-color="transparent" fo:keep-with-next="always" style:writing-mode="page"/>
    </style:style>
    <style:style style:name="P12" style:family="paragraph" style:parent-style-name="Heading_20_1" style:master-page-name="">
      <loext:graphic-properties draw:fill="none"/>
      <style:paragraph-properties fo:margin-left="0.499cm" fo:margin-right="0cm" fo:margin-top="0.423cm" fo:margin-bottom="0.212cm" loext:contextual-spacing="false" fo:text-indent="0cm" style:auto-text-indent="false" style:page-number="auto" fo:break-before="page" fo:background-color="transparent" fo:keep-with-next="always" style:writing-mode="page"/>
      <style:text-properties officeooo:paragraph-rsid="002cb7ae"/>
    </style:style>
    <style:style style:name="P13" style:family="paragraph" style:parent-style-name="Heading_20_1">
      <loext:graphic-properties draw:fill="none"/>
      <style:paragraph-properties fo:margin-left="0.499cm" fo:margin-right="0cm" fo:margin-top="0.423cm" fo:margin-bottom="0.212cm" loext:contextual-spacing="false" fo:text-indent="0cm" style:auto-text-indent="false" fo:background-color="transparent" fo:keep-with-next="always" style:writing-mode="page"/>
      <style:text-properties officeooo:paragraph-rsid="005503f7"/>
    </style:style>
    <style:style style:name="P14" style:family="paragraph" style:parent-style-name="Heading_20_1">
      <loext:graphic-properties draw:fill="none"/>
      <style:paragraph-properties fo:margin-left="0.499cm" fo:margin-right="0cm" fo:margin-top="0.423cm" fo:margin-bottom="0.212cm" loext:contextual-spacing="false" fo:text-indent="0cm" style:auto-text-indent="false" fo:background-color="transparent" fo:keep-with-next="always" style:writing-mode="page"/>
      <style:text-properties officeooo:paragraph-rsid="0079a832"/>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text-align="center" style:justify-single-word="false"/>
      <style:text-properties fo:color="#3d4f98" style:font-name="Palatino Linotype3" fo:font-size="19pt" fo:font-style="italic" officeooo:rsid="00708127" officeooo:paragraph-rsid="00708127" style:font-size-asian="19pt" style:font-style-asian="italic" style:font-size-complex="19pt" style:font-style-complex="italic"/>
    </style:style>
    <style:style style:name="P18" style:family="paragraph" style:parent-style-name="Standard">
      <style:paragraph-properties fo:text-align="start" style:justify-single-word="false"/>
      <style:text-properties fo:color="#666666" style:font-name="Palatino Linotype3" fo:font-size="10pt" fo:language="en" fo:country="US" fo:font-weight="normal" officeooo:rsid="00248dd1" officeooo:paragraph-rsid="0079a83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666666" style:font-name="Palatino Linotype3" fo:font-size="10pt" fo:language="en" fo:country="US" fo:font-weight="normal" officeooo:rsid="0072d89a" officeooo:paragraph-rsid="0034df25" style:font-size-asian="10pt" style:font-weight-asian="normal" style:font-size-complex="10pt" style:font-weight-complex="normal"/>
    </style:style>
    <style:style style:name="P20" style:family="paragraph" style:parent-style-name="Table_20_Contents">
      <style:text-properties fo:color="#666666" style:font-name="Palatino Linotype3" fo:font-size="10pt" fo:font-weight="normal" officeooo:rsid="00708127" officeooo:paragraph-rsid="00708127" style:font-size-asian="10pt" style:font-weight-asian="normal" style:font-size-complex="10pt" style:font-weight-complex="normal"/>
    </style:style>
    <style:style style:name="P21"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2ac703"/>
    </style:style>
    <style:style style:name="P22"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2b38b8"/>
    </style:style>
    <style:style style:name="P23"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2cb7ae"/>
    </style:style>
    <style:style style:name="P24"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2dd64f"/>
    </style:style>
    <style:style style:name="P25"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13c6f"/>
    </style:style>
    <style:style style:name="P26"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b9b7b"/>
    </style:style>
    <style:style style:name="P27"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825833"/>
    </style:style>
    <style:style style:name="P28"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paragraph-rsid="007e31d4"/>
    </style:style>
    <style:style style:name="P29"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13c6f"/>
    </style:style>
    <style:style style:name="P30"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2d89a"/>
    </style:style>
    <style:style style:name="P31"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9a832"/>
    </style:style>
    <style:style style:name="P32"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79a832"/>
    </style:style>
    <style:style style:name="P33"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paragraph-rsid="00803bcf"/>
    </style:style>
    <style:style style:name="P34"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paragraph-rsid="0081261d"/>
    </style:style>
    <style:style style:name="P35"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writing-mode="page"/>
      <style:text-properties officeooo:rsid="00209fb0" officeooo:paragraph-rsid="00825833"/>
    </style:style>
    <style:style style:name="P36"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209fb0" officeooo:paragraph-rsid="0028ea17" style:font-weight-asian="normal" style:font-weight-complex="normal"/>
    </style:style>
    <style:style style:name="P37"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08127" officeooo:paragraph-rsid="00708127" style:font-weight-asian="normal" style:font-weight-complex="normal"/>
    </style:style>
    <style:style style:name="P38"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13c6f" officeooo:paragraph-rsid="00713c6f" style:font-weight-asian="normal" style:font-weight-complex="normal"/>
    </style:style>
    <style:style style:name="P39"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2b38b8" officeooo:paragraph-rsid="002dd64f" style:font-weight-asian="normal" style:font-weight-complex="normal"/>
    </style:style>
    <style:style style:name="P40"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2b38b8" officeooo:paragraph-rsid="00713c6f" style:font-weight-asian="normal" style:font-weight-complex="normal"/>
    </style:style>
    <style:style style:name="P41"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2b38b8" officeooo:paragraph-rsid="0072d89a" style:font-weight-asian="normal" style:font-weight-complex="normal"/>
    </style:style>
    <style:style style:name="P42"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2d89a" officeooo:paragraph-rsid="0072d89a" style:font-weight-asian="normal" style:font-weight-complex="normal"/>
    </style:style>
    <style:style style:name="P43"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b9b7b" officeooo:paragraph-rsid="007b9b7b" style:font-weight-asian="normal" style:font-weight-complex="normal"/>
    </style:style>
    <style:style style:name="P44"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b9b7b" officeooo:paragraph-rsid="007e31d4" style:font-weight-asian="normal" style:font-weight-complex="normal"/>
    </style:style>
    <style:style style:name="P45"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e31d4" officeooo:paragraph-rsid="007e31d4" style:font-weight-asian="normal" style:font-weight-complex="normal"/>
    </style:style>
    <style:style style:name="P46"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7e31d4" officeooo:paragraph-rsid="00803bcf" style:font-weight-asian="normal" style:font-weight-complex="normal"/>
    </style:style>
    <style:style style:name="P47"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81261d" officeooo:paragraph-rsid="0081261d" style:font-weight-asian="normal" style:font-weight-complex="normal"/>
    </style:style>
    <style:style style:name="P48"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font-weight="normal" officeooo:rsid="00825833" officeooo:paragraph-rsid="00825833" style:font-weight-asian="normal" style:font-weight-complex="normal"/>
    </style:style>
    <style:style style:name="P49"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officeooo:rsid="00708127" officeooo:paragraph-rsid="00708127"/>
    </style:style>
    <style:style style:name="P50"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officeooo:rsid="002b38b8" officeooo:paragraph-rsid="002b38b8"/>
    </style:style>
    <style:style style:name="P51"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666666" style:font-name="Palatino Linotype3" fo:font-size="10pt" fo:font-style="normal" fo:font-weight="normal" officeooo:rsid="00713c6f" officeooo:paragraph-rsid="00713c6f" style:font-size-asian="10pt" style:font-style-asian="normal" style:font-weight-asian="normal" style:font-size-complex="10pt" style:font-style-complex="normal" style:font-weight-complex="normal"/>
    </style:style>
    <style:style style:name="P52"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666666" style:font-name="Palatino Linotype3" fo:font-size="10pt" fo:language="en" fo:country="US" fo:font-weight="normal" officeooo:rsid="0072d89a" officeooo:paragraph-rsid="0072d89a" style:font-size-asian="10pt" style:font-weight-asian="normal" style:font-size-complex="10pt" style:font-weight-complex="normal"/>
    </style:style>
    <style:style style:name="P53"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666666" style:font-name="Palatino Linotype3" fo:font-size="10pt" fo:language="en" fo:country="US" fo:font-weight="normal" officeooo:rsid="0072d89a" officeooo:paragraph-rsid="0079a832" style:font-size-asian="10pt" style:font-weight-asian="normal" style:font-size-complex="10pt" style:font-weight-complex="normal"/>
    </style:style>
    <style:style style:name="P54"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666666" style:font-name="Palatino Linotype3" fo:font-size="10pt" fo:language="en" fo:country="US" fo:font-weight="normal" officeooo:rsid="007fd077" officeooo:paragraph-rsid="007fd077" style:font-size-asian="10pt" style:font-weight-asian="normal" style:font-size-complex="10pt" style:font-weight-complex="normal"/>
    </style:style>
    <style:style style:name="P55"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fo:color="#666666" style:font-name="Palatino Linotype3" fo:font-size="10pt" fo:language="en" fo:country="US" fo:font-weight="normal" officeooo:rsid="001731b7" officeooo:paragraph-rsid="007e31d4" style:font-size-asian="10pt" style:font-weight-asian="normal" style:font-size-complex="10pt" style:font-weight-complex="normal"/>
    </style:style>
    <style:style style:name="P56"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style:text-underline-style="solid" style:text-underline-width="auto" style:text-underline-color="font-color" fo:font-weight="normal" officeooo:rsid="007e31d4" officeooo:paragraph-rsid="007e31d4" style:font-weight-asian="normal" style:font-weight-complex="normal"/>
    </style:style>
    <style:style style:name="P57" style:family="paragraph" style:parent-style-name="Text_20_body">
      <loext:graphic-properties draw:fill="none"/>
      <style:paragraph-properties fo:margin-left="2cm" fo:margin-right="0cm" fo:margin-top="0cm" fo:margin-bottom="0.212cm" loext:contextual-spacing="false" fo:text-align="start" style:justify-single-word="false" fo:text-indent="0cm" style:auto-text-indent="false" fo:background-color="transparent" style:writing-mode="page"/>
      <style:text-properties officeooo:rsid="007e31d4" officeooo:paragraph-rsid="007e31d4"/>
    </style:style>
    <style:style style:name="P58"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writing-mode="page"/>
      <style:text-properties fo:font-weight="normal" officeooo:rsid="007e31d4" officeooo:paragraph-rsid="007e31d4" style:font-weight-asian="normal" style:font-weight-complex="normal"/>
    </style:style>
    <style:style style:name="T1" style:family="text">
      <style:text-properties fo:font-weight="bold" officeooo:rsid="004024fc" style:font-weight-asian="bold" style:font-weight-complex="bold"/>
    </style:style>
    <style:style style:name="T2" style:family="text">
      <style:text-properties officeooo:rsid="002b38b8"/>
    </style:style>
    <style:style style:name="T3" style:family="text">
      <style:text-properties officeooo:rsid="002cb7ae"/>
    </style:style>
    <style:style style:name="T4" style:family="text">
      <style:text-properties officeooo:rsid="002dd64f"/>
    </style:style>
    <style:style style:name="T5" style:family="text">
      <style:text-properties fo:language="fr" fo:country="FR" style:text-underline-style="none"/>
    </style:style>
    <style:style style:name="T6" style:family="text">
      <style:text-properties fo:language="fr" fo:country="FR" style:text-underline-style="none" officeooo:rsid="007e31d4"/>
    </style:style>
    <style:style style:name="T7" style:family="text">
      <style:text-properties officeooo:rsid="0034df25"/>
    </style:style>
    <style:style style:name="T8" style:family="text">
      <style:text-properties officeooo:rsid="003eb39c"/>
    </style:style>
    <style:style style:name="T9" style:family="text">
      <style:text-properties officeooo:rsid="005503f7"/>
    </style:style>
    <style:style style:name="T10" style:family="text">
      <style:text-properties officeooo:rsid="00708127"/>
    </style:style>
    <style:style style:name="T11" style:family="text">
      <style:text-properties fo:font-weight="normal" style:font-weight-asian="normal" style:font-weight-complex="normal"/>
    </style:style>
    <style:style style:name="T12" style:family="text">
      <style:text-properties fo:font-weight="normal" officeooo:rsid="007e31d4" style:font-weight-asian="normal" style:font-weight-complex="normal"/>
    </style:style>
    <style:style style:name="T13" style:family="text">
      <style:text-properties officeooo:rsid="00713c6f"/>
    </style:style>
    <style:style style:name="T14" style:family="text">
      <style:text-properties officeooo:rsid="0072d89a"/>
    </style:style>
    <style:style style:name="T15" style:family="text">
      <style:text-properties officeooo:rsid="0079a832"/>
    </style:style>
    <style:style style:name="T16" style:family="text">
      <style:text-properties officeooo:rsid="007b9b7b"/>
    </style:style>
    <style:style style:name="T17" style:family="text">
      <style:text-properties officeooo:rsid="007e31d4"/>
    </style:style>
    <style:style style:name="T18" style:family="text">
      <style:text-properties officeooo:rsid="007fd077"/>
    </style:style>
    <style:style style:name="T19" style:family="text">
      <style:text-properties officeooo:rsid="00803bcf"/>
    </style:style>
    <style:style style:name="T20" style:family="text">
      <style:text-properties officeooo:rsid="0082583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P5">PyOSV</text:p>
      <text:p text:style-name="P6">FreeCAD <text:span text:style-name="T10">Workbench - Git</text:span></text:p>
      <text:p text:style-name="P6"/>
      <text:p text:style-name="P2"/>
      <text:p text:style-name="P17">Specificat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au1" table:style-name="Tableau1">
        <table:table-column table:style-name="Tableau1.A" table:number-columns-repeated="3"/>
        <table:table-row>
          <table:table-cell table:style-name="Tableau1.A1" office:value-type="string">
            <text:p text:style-name="P7">Dat<text:span text:style-name="T8">e</text:span></text:p>
          </table:table-cell>
          <table:table-cell table:style-name="Tableau1.A1" office:value-type="string">
            <text:p text:style-name="P7">Aut<text:span text:style-name="T10">hor</text:span></text:p>
          </table:table-cell>
          <table:table-cell table:style-name="Tableau1.C1" office:value-type="string">
            <text:p text:style-name="P20">Changes</text:p>
          </table:table-cell>
        </table:table-row>
        <table:table-row>
          <table:table-cell table:style-name="Tableau1.A2" office:value-type="string">
            <text:p text:style-name="P8"><text:span text:style-name="T10">August 23rd</text:span> 2018</text:p>
          </table:table-cell>
          <table:table-cell table:style-name="Tableau1.B2" office:value-type="string">
            <text:p text:style-name="P8">Guillaume FLORENT</text:p>
          </table:table-cell>
          <table:table-cell table:style-name="Tableau1.C2" office:value-type="string">
            <text:p text:style-name="P8">Cr<text:span text:style-name="T10">e</text:span>ation</text:p>
          </table:table-cell>
        </table:table-row>
      </table:table>
      <text:p text:style-name="P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text:a xlink:type="simple" xlink:href="#__RefHeading___Toc112_1749475065" text:style-name="Index_20_Link" text:visited-style-name="Index_20_Link">1. Background<text:tab/>3</text:a></text:p>
          <text:p text:style-name="P15"><text:a xlink:type="simple" xlink:href="#__RefHeading___Toc784_1454653663" text:style-name="Index_20_Link" text:visited-style-name="Index_20_Link">1.1. Goals<text:tab/>3</text:a></text:p>
          <text:p text:style-name="P15"><text:a xlink:type="simple" xlink:href="#__RefHeading___Toc786_1454653663" text:style-name="Index_20_Link" text:visited-style-name="Index_20_Link">1.2. History<text:tab/>3</text:a></text:p>
          <text:p text:style-name="P16"><text:a xlink:type="simple" xlink:href="#__RefHeading___Toc788_1454653663" text:style-name="Index_20_Link" text:visited-style-name="Index_20_Link">2. Commands<text:tab/>4</text:a></text:p>
          <text:p text:style-name="P15"><text:a xlink:type="simple" xlink:href="#__RefHeading___Toc790_1454653663" text:style-name="Index_20_Link" text:visited-style-name="Index_20_Link">2.1. Init VCS – Git init<text:tab/>4</text:a></text:p>
          <text:p text:style-name="P15"><text:a xlink:type="simple" xlink:href="#__RefHeading___Toc792_1454653663" text:style-name="Index_20_Link" text:visited-style-name="Index_20_Link">2.2. Add<text:tab/>4</text:a></text:p>
          <text:p text:style-name="P15"><text:a xlink:type="simple" xlink:href="#__RefHeading___Toc1073_734678060" text:style-name="Index_20_Link" text:visited-style-name="Index_20_Link">2.3. Commit<text:tab/>4</text:a></text:p>
          <text:p text:style-name="P15"><text:a xlink:type="simple" xlink:href="#__RefHeading___Toc1075_734678060" text:style-name="Index_20_Link" text:visited-style-name="Index_20_Link">2.3. Create branch<text:tab/>4</text:a></text:p>
          <text:p text:style-name="P15"><text:a xlink:type="simple" xlink:href="#__RefHeading___Toc1077_734678060" text:style-name="Index_20_Link" text:visited-style-name="Index_20_Link">2.4. Switch branch<text:tab/>4</text:a></text:p>
          <text:p text:style-name="P15"><text:a xlink:type="simple" xlink:href="#__RefHeading___Toc1093_734678060" text:style-name="Index_20_Link" text:visited-style-name="Index_20_Link">2.5. Merge<text:tab/>4</text:a></text:p>
          <text:p text:style-name="P15"><text:a xlink:type="simple" xlink:href="#__RefHeading___Toc1095_734678060" text:style-name="Index_20_Link" text:visited-style-name="Index_20_Link">2.6. Push<text:tab/>4</text:a></text:p>
          <text:p text:style-name="P15"><text:a xlink:type="simple" xlink:href="#__RefHeading___Toc1097_734678060" text:style-name="Index_20_Link" text:visited-style-name="Index_20_Link">2.7. Push<text:tab/>5</text:a></text:p>
          <text:p text:style-name="P15"><text:a xlink:type="simple" xlink:href="#__RefHeading___Toc1099_734678060" text:style-name="Index_20_Link" text:visited-style-name="Index_20_Link">2.8. Pull<text:tab/>5</text:a></text:p>
          <text:p text:style-name="P15"><text:a xlink:type="simple" xlink:href="#__RefHeading___Toc1101_734678060" text:style-name="Index_20_Link" text:visited-style-name="Index_20_Link">2.8. Diff<text:tab/>5</text:a></text:p>
          <text:p text:style-name="P15"><text:a xlink:type="simple" xlink:href="#__RefHeading___Toc1103_734678060" text:style-name="Index_20_Link" text:visited-style-name="Index_20_Link">2.9. Display history / git log<text:tab/>5</text:a></text:p>
          <text:p text:style-name="P15"><text:a xlink:type="simple" xlink:href="#__RefHeading___Toc1105_734678060" text:style-name="Index_20_Link" text:visited-style-name="Index_20_Link">2.10. File &gt; clone git repo and open<text:tab/>5</text:a></text:p>
          <text:p text:style-name="P16"><text:a xlink:type="simple" xlink:href="#__RefHeading___Toc794_1454653663" text:style-name="Index_20_Link" text:visited-style-name="Index_20_Link">3. Objects<text:tab/>5</text:a></text:p>
          <text:p text:style-name="P16"><text:a xlink:type="simple" xlink:href="#__RefHeading___Toc1083_734678060" text:style-name="Index_20_Link" text:visited-style-name="Index_20_Link">4. Other considerations<text:tab/>5</text:a></text:p>
          <text:p text:style-name="P15"><text:a xlink:type="simple" xlink:href="#__RefHeading___Toc725_13644075051" text:style-name="Index_20_Link" text:visited-style-name="Index_20_Link">4.1. Scriptability<text:tab/>5</text:a></text:p>
          <text:p text:style-name="P15"><text:a xlink:type="simple" xlink:href="#__RefHeading___Toc727_13644075051" text:style-name="Index_20_Link" text:visited-style-name="Index_20_Link">4.2. Icons<text:tab/>5</text:a></text:p>
        </text:index-body>
      </text:table-of-content>
      <text:p text:style-name="P1"/>
      <text:h text:style-name="P11" text:outline-level="1"><text:bookmark-start text:name="__RefHeading___Toc112_1749475065"/>1. <text:span text:style-name="T10">Background</text:span><text:bookmark-end text:name="__RefHeading___Toc112_1749475065"/></text:h>
      <text:h text:style-name="P21" text:outline-level="2"><text:bookmark-start text:name="__RefHeading___Toc784_1454653663"/>1.1. <text:span text:style-name="T10">Goals</text:span><text:bookmark-end text:name="__RefHeading___Toc784_1454653663"/></text:h>
      <text:p text:style-name="P36"><text:span text:style-name="T2">- <text:s/>Manage CAD projects with Git from within FreeCAD</text:span></text:p>
      <text:p text:style-name="P37">- <text:s/><text:span text:style-name="T17">Enable collaborative Open Hardware CAD</text:span></text:p>
      <text:p text:style-name="P10"/>
      <text:h text:style-name="P22" text:outline-level="2"><text:bookmark-start text:name="__RefHeading___Toc786_1454653663"/>1.<text:span text:style-name="T2">2</text:span>. <text:span text:style-name="T10">History</text:span><text:bookmark-end text:name="__RefHeading___Toc786_1454653663"/></text:h>
      <text:p text:style-name="P50">-<text:span text:style-name="T1"> </text:span><text:span text:style-name="T12">The possibility to create an assembly from elements defined in individual files opens the possibility to manage project versions with Git. It was possible with monolithic files but lacked interest because of cumbersome/impossible maging conflict resolution. Atomic parts are easier to handle regarding to merging conflicts (i.e. use of –theirs or –ours in Git)</text:span></text:p>
      <text:p text:style-name="P57"><text:span text:style-name="T12">- </text:span><text:span text:style-name="T11">Traditionally, version management for CAD was through a centralized system with check-in/check-out processes</text:span></text:p>
      <text:p text:style-name="P50">- <text:span text:style-name="T17">The Webtools workbench of FreeCAD is a great starting point that covers some Git possibilities</text:span></text:p>
      <text:p text:style-name="P49"/>
      <text:p text:style-name="P3"/>
      <text:p text:style-name="P3"/>
      <text:h text:style-name="P12" text:outline-level="1"><text:bookmark-start text:name="__RefHeading___Toc788_1454653663"/><text:span text:style-name="T3">2</text:span>. <text:span text:style-name="T13">Commands</text:span><text:bookmark-end text:name="__RefHeading___Toc788_1454653663"/></text:h>
      <text:h text:style-name="P23" text:outline-level="2"><text:bookmark-start text:name="__RefHeading___Toc790_1454653663"/><text:span text:style-name="T3">2</text:span>.1. <text:span text:style-name="T17">Init VCS – Git init</text:span><text:bookmark-end text:name="__RefHeading___Toc790_1454653663"/></text:h>
      <text:p text:style-name="P51"><text:span text:style-name="T5">- </text:span><text:span text:style-name="T6">Git Init by considering the containing folder of a FCSTD file as the git root.</text:span></text:p>
      <text:p text:style-name="P9"/>
      <text:h text:style-name="P24" text:outline-level="2"><text:bookmark-start text:name="__RefHeading___Toc792_1454653663"/><text:span text:style-name="T3">2</text:span>.<text:span text:style-name="T4">2</text:span>. <text:span text:style-name="T17">Add</text:span><text:bookmark-end text:name="__RefHeading___Toc792_1454653663"/></text:h>
      <text:p text:style-name="P39">- <text:span text:style-name="T17">option to dd the file of the active document to staging</text:span></text:p>
      <text:p text:style-name="P45">- option to add all files of the project</text:p>
      <text:p text:style-name="P38"/>
      <text:h text:style-name="P30" text:outline-level="2"><text:bookmark-start text:name="__RefHeading___Toc1073_734678060"/><text:span text:style-name="T3">2</text:span>.<text:span text:style-name="T13">3</text:span>. <text:span text:style-name="T14">Commit</text:span><text:bookmark-end text:name="__RefHeading___Toc1073_734678060"/></text:h>
      <text:p text:style-name="P41">- <text:span text:style-name="T17">Git commit</text:span></text:p>
      <text:p text:style-name="P45">- Dialog for the commit message</text:p>
      <text:p text:style-name="P42"/>
      <text:h text:style-name="P25" text:outline-level="2"><text:bookmark-start text:name="__RefHeading___Toc1075_734678060"/><text:span text:style-name="T3">2</text:span>.<text:span text:style-name="T13">3</text:span>. <text:span text:style-name="T17">Create branch</text:span><text:bookmark-end text:name="__RefHeading___Toc1075_734678060"/></text:h>
      <text:p text:style-name="P40">- <text:span text:style-name="T17">Create a new branch</text:span></text:p>
      <text:p text:style-name="P38">- <text:span text:style-name="T17">Dialog with an option to checkout</text:span></text:p>
      <text:p text:style-name="P52"/>
      <text:h text:style-name="P25" text:outline-level="2"><text:bookmark-start text:name="__RefHeading___Toc1077_734678060"/><text:span text:style-name="T3">2</text:span>.<text:span text:style-name="T13">4</text:span>. <text:span text:style-name="T17">Switch branch</text:span><text:bookmark-end text:name="__RefHeading___Toc1077_734678060"/></text:h>
      <text:p text:style-name="P40">- <text:span text:style-name="T17">Select branch from dropdown</text:span></text:p>
      <text:p text:style-name="P38">- <text:span text:style-name="T14">Checkout</text:span></text:p>
      <text:p text:style-name="P38"/>
      <text:h text:style-name="P26" text:outline-level="2"><text:bookmark-start text:name="__RefHeading___Toc1093_734678060"/><text:span text:style-name="T3">2</text:span>.<text:span text:style-name="T16">5</text:span>. <text:span text:style-name="T17">Merge</text:span><text:bookmark-end text:name="__RefHeading___Toc1093_734678060"/></text:h>
      <text:p text:style-name="P43">- <text:span text:style-name="T17">Dialog to select branch to merge into and branch to merge from</text:span></text:p>
      <text:p text:style-name="P45">- Display of geometric diffs (reuse difference macro)</text:p>
      <text:p text:style-name="P45">- Merge conflicts -&gt; dialog to chose either version with diff display</text:p>
      <text:p text:style-name="P45"/>
      <text:h text:style-name="P27" text:outline-level="2"><text:bookmark-start text:name="__RefHeading___Toc1095_734678060"/><text:span text:style-name="T3">2</text:span>.<text:span text:style-name="T20">6</text:span>. <text:span text:style-name="T20">Push</text:span><text:bookmark-end text:name="__RefHeading___Toc1095_734678060"/></text:h>
      <text:p text:style-name="P48">See Webtools</text:p>
      <text:p text:style-name="P48"/>
      <text:h text:style-name="P27" text:outline-level="2"><text:bookmark-start text:name="__RefHeading___Toc1097_734678060"/><text:soft-page-break/><text:span text:style-name="T3">2</text:span>.<text:span text:style-name="T20">7</text:span>. <text:span text:style-name="T20">Push</text:span><text:bookmark-end text:name="__RefHeading___Toc1097_734678060"/></text:h>
      <text:p text:style-name="P48">See Webtools</text:p>
      <text:p text:style-name="P48"/>
      <text:h text:style-name="P27" text:outline-level="2"><text:bookmark-start text:name="__RefHeading___Toc1099_734678060"/><text:span text:style-name="T3">2</text:span>.<text:span text:style-name="T20">8</text:span>. <text:span text:style-name="T20">Pull</text:span><text:bookmark-end text:name="__RefHeading___Toc1099_734678060"/></text:h>
      <text:p text:style-name="P48">&lt;TBC&gt;</text:p>
      <text:p text:style-name="P58"/>
      <text:h text:style-name="P28" text:outline-level="2"><text:bookmark-start text:name="__RefHeading___Toc1101_734678060"/><text:span text:style-name="T3">2.8. Diff</text:span><text:bookmark-end text:name="__RefHeading___Toc1101_734678060"/></text:h>
      <text:p text:style-name="P45">- Dialog to select 2 branches</text:p>
      <text:p text:style-name="P44">- <text:span text:style-name="T17">Visualize the differences between 2 versions of the same file</text:span></text:p>
      <text:p text:style-name="P56">Remark</text:p>
      <text:p text:style-name="P45">Based on the active document</text:p>
      <text:p text:style-name="P45"/>
      <text:h text:style-name="P33" text:outline-level="2"><text:bookmark-start text:name="__RefHeading___Toc1103_734678060"/><text:span text:style-name="T3">2.9. Display history / git log</text:span><text:bookmark-end text:name="__RefHeading___Toc1103_734678060"/></text:h>
      <text:p text:style-name="P46">- <text:span text:style-name="T19">Subway map -like display of the commits history</text:span></text:p>
      <text:p text:style-name="P48">- text version (git log output with default options)</text:p>
      <text:p text:style-name="P46"/>
      <text:h text:style-name="P34" text:outline-level="2"><text:bookmark-start text:name="__RefHeading___Toc1105_734678060"/><text:span text:style-name="T3">2.10. File &gt; clone git repo and open</text:span><text:bookmark-end text:name="__RefHeading___Toc1105_734678060"/></text:h>
      <text:p text:style-name="P47">&lt;TBC&gt;</text:p>
      <text:p text:style-name="P55"/>
      <text:h text:style-name="P13" text:outline-level="1"><text:bookmark-start text:name="__RefHeading___Toc794_1454653663"/><text:span text:style-name="T7">3</text:span>. <text:span text:style-name="T14">Objects</text:span><text:bookmark-end text:name="__RefHeading___Toc794_1454653663"/></text:h>
      <text:p text:style-name="P54">N/A</text:p>
      <text:p text:style-name="P19"/>
      <text:h text:style-name="P14" text:outline-level="1"><text:bookmark-start text:name="__RefHeading___Toc1083_734678060"/><text:span text:style-name="T15">4</text:span>. <text:span text:style-name="T14">Other considerations</text:span><text:bookmark-end text:name="__RefHeading___Toc1083_734678060"/></text:h>
      <text:h text:style-name="P31" text:outline-level="2"><text:bookmark-start text:name="__RefHeading___Toc725_13644075051"/><text:span text:style-name="T15">4</text:span>.<text:span text:style-name="T9">1</text:span>. <text:span text:style-name="T15">Scriptability</text:span><text:bookmark-end text:name="__RefHeading___Toc725_13644075051"/></text:h>
      <text:p text:style-name="P54">Not required. It is more natural to script through the command line.</text:p>
      <text:p text:style-name="P18"/>
      <text:h text:style-name="P31" text:outline-level="2"><text:bookmark-start text:name="__RefHeading___Toc727_13644075051"/><text:span text:style-name="T15">4</text:span>.<text:span text:style-name="T9">2</text:span>. <text:span text:style-name="T18">Icons</text:span><text:bookmark-end text:name="__RefHeading___Toc727_13644075051"/></text:h>
      <text:p text:style-name="P54">Any document under version control should have a slightly different icon in the Tree view to call attentio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Palatino Linotype3" svg:font-family="'Palatino Linotype'" style:font-family-generic="roman" style:font-pitch="variable"/>
    <style:font-face style:name="Palatino Linotype1" svg:font-family="'Palatino Linotype'" style:font-adornments="Gras" style:font-family-generic="roman" style:font-pitch="variable"/>
    <style:font-face style:name="Palatino Linotype2" svg:font-family="'Palatino Linotype'" style:font-adornments="Italique"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fo:color="#666666" style:font-name="Palatino Linotype" fo:font-family="'Palatino Linotype'" style:font-style-name="Normal" style:font-family-generic="roman"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writing-mode="page"/>
      <style:text-properties fo:color="#666666" style:font-name="Palatino Linotype" fo:font-family="'Palatino Linotype'" style:font-style-name="Normal" style:font-family-generic="roman" style:font-pitch="variable" fo:font-size="9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color="#222d5a" style:font-name="Palatino Linotype1" fo:font-family="'Palatino Linotype'" style:font-style-name="Gras"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d4f98" style:font-name="Palatino Linotype1" fo:font-family="'Palatino Linotype'" style:font-style-name="Gras" style:font-family-generic="roman"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00b8ff" style:font-name="Palatino Linotype1" fo:font-family="'Palatino Linotype'" style:font-style-name="Gras" style:font-family-generic="roman" style:font-pitch="variable" fo:font-size="9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able_20_Contents">
      <loext:graphic-properties draw:fill="none" draw:fill-color="#99ccff"/>
      <style:paragraph-properties fo:margin-left="0.499cm" fo:margin-right="0cm" fo:text-indent="0cm" style:auto-text-indent="false" fo:background-color="transparent" text:number-lines="false" text:line-number="0" style:writing-mode="page"/>
      <style:text-properties style:font-name="Courier New" fo:font-family="'Courier New'" style:font-style-name="Normal" style:font-family-generic="modern" style:font-pitch="fixed" fo:font-size="8pt" officeooo:rsid="0021eb0b"/>
    </style:style>
    <style:style style:name="Legende" style:family="paragraph" style:parent-style-name="Standard" style:master-page-name="">
      <style:paragraph-properties fo:margin-top="0.199cm" fo:margin-bottom="0cm" loext:contextual-spacing="false" fo:text-align="center" style:justify-single-word="false" style:page-number="auto" style:writing-mode="page"/>
      <style:text-properties fo:color="#666666" style:font-name="Palatino Linotype2" fo:font-family="'Palatino Linotype'" style:font-style-name="Italique" style:font-family-generic="roman" style:font-pitch="variable" fo:font-size="9pt" fo:font-style="italic" officeooo:rsid="00248dd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28M47S</meta:editing-duration>
    <meta:editing-cycles>83</meta:editing-cycles>
    <meta:generator>LibreOffice/5.2.7.2$Windows_x86 LibreOffice_project/2b7f1e640c46ceb28adf43ee075a6e8b8439ed10</meta:generator>
    <dc:date>2018-08-23T12:01:26.508000000</dc:date>
    <meta:document-statistic meta:table-count="1" meta:image-count="0" meta:object-count="0" meta:page-count="5" meta:paragraph-count="80" meta:word-count="426" meta:character-count="2355" meta:non-whitespace-character-count="2005"/>
    <meta:user-defined meta:name="Info 1"/>
    <meta:user-defined meta:name="Info 2"/>
    <meta:user-defined meta:name="Info 3"/>
    <meta:user-defined meta:name="Info 4"/>
  </office:meta>
</office:document-meta>
</file>